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69pt" svg:height="255.26pt" svg:x="106.84pt" svg:y="61.74pt">
            <loext:p draw:notify-on-update-of-ranges="results.A1:results.A1 results.A2:results.A28 results.B1:results.B1 results.B2:results.B28 results.A1:results.A1 results.A2:results.A28 results.C1:results.C1 results.C2:results.C28 results.A1:results.A1 results.A2:results.A28 results.D1:results.D1 results.D2:results.D28 results.A1:results.A1 results.A2:results.A28 results.E1:results.E1 results.E2:results.E28 results.A1:results.A1 results.A2:results.A28 results.F1:results.F1 results.F2:results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3112947658402" calcext:value-type="float">
            <text:p>0.9931129477</text:p>
          </table:table-cell>
          <table:table-cell table:number-columns-repeated="2" office:value-type="float" office:value="0.987603305785124" calcext:value-type="float">
            <text:p>0.9876033058</text:p>
          </table:table-cell>
          <table:table-cell table:number-columns-repeated="2" office:value-type="float" office:value="0.986225895316804" calcext:value-type="float">
            <text:p>0.9862258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995867768595041" calcext:value-type="float">
            <text:p>0.9958677686</text:p>
          </table:table-cell>
          <table:table-cell office:value-type="float" office:value="0.987603305785124" calcext:value-type="float">
            <text:p>0.9876033058</text:p>
          </table:table-cell>
          <table:table-cell office:value-type="float" office:value="0.982093663911846" calcext:value-type="float">
            <text:p>0.9820936639</text:p>
          </table:table-cell>
          <table:table-cell office:value-type="float" office:value="0.979338842975207" calcext:value-type="float">
            <text:p>0.979338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95867768595041" calcext:value-type="float">
            <text:p>0.9958677686</text:p>
          </table:table-cell>
          <table:table-cell office:value-type="float" office:value="0.994490358126722" calcext:value-type="float">
            <text:p>0.9944903581</text:p>
          </table:table-cell>
          <table:table-cell office:value-type="float" office:value="0.987603305785124" calcext:value-type="float">
            <text:p>0.9876033058</text:p>
          </table:table-cell>
          <table:table-cell office:value-type="float" office:value="0.986225895316804" calcext:value-type="float">
            <text:p>0.9862258953</text:p>
          </table:table-cell>
          <table:table-cell office:value-type="float" office:value="0.980716253443526" calcext:value-type="float">
            <text:p>0.98071625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7245179063361" calcext:value-type="float">
            <text:p>0.9972451791</text:p>
          </table:table-cell>
          <table:table-cell office:value-type="float" office:value="0.994490358126722" calcext:value-type="float">
            <text:p>0.9944903581</text:p>
          </table:table-cell>
          <table:table-cell table:number-columns-repeated="2" office:value-type="float" office:value="0.993112947658402" calcext:value-type="float">
            <text:p>0.9931129477</text:p>
          </table:table-cell>
          <table:table-cell office:value-type="float" office:value="0.991735537190083" calcext:value-type="float">
            <text:p>0.99173553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862258953168" calcext:value-type="float">
            <text:p>0.9986225895</text:p>
          </table:table-cell>
          <table:table-cell table:number-columns-repeated="2" office:value-type="float" office:value="0.997245179063361" calcext:value-type="float">
            <text:p>0.9972451791</text:p>
          </table:table-cell>
          <table:table-cell table:number-columns-repeated="2" office:value-type="float" office:value="0.994490358126722" calcext:value-type="float">
            <text:p>0.99449035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862258953168" calcext:value-type="float">
            <text:p>0.9986225895</text:p>
          </table:table-cell>
          <table:table-cell table:number-columns-repeated="2" office:value-type="float" office:value="0.997245179063361" calcext:value-type="float">
            <text:p>0.99724517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862258953168" calcext:value-type="float">
            <text:p>0.9986225895</text:p>
          </table:table-cell>
          <table:table-cell table:number-columns-repeated="2" office:value-type="float" office:value="0.997245179063361" calcext:value-type="float">
            <text:p>0.99724517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3112947658402" calcext:value-type="float">
            <text:p>0.9931129477</text:p>
          </table:table-cell>
          <table:table-cell table:number-columns-repeated="2" office:value-type="float" office:value="0.991735537190083" calcext:value-type="float">
            <text:p>0.9917355372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8980716253444" calcext:value-type="float">
            <text:p>0.98898071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2093663911846" calcext:value-type="float">
            <text:p>0.9820936639</text:p>
          </table:table-cell>
          <table:table-cell office:value-type="float" office:value="0.980716253443526" calcext:value-type="float">
            <text:p>0.9807162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7245179063361" calcext:value-type="float">
            <text:p>0.9972451791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7603305785124" calcext:value-type="float">
            <text:p>0.9876033058</text:p>
          </table:table-cell>
          <table:table-cell office:value-type="float" office:value="0.984848484848485" calcext:value-type="float">
            <text:p>0.9848484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94490358126722" calcext:value-type="float">
            <text:p>0.9944903581</text:p>
          </table:table-cell>
          <table:table-cell office:value-type="float" office:value="0.991735537190083" calcext:value-type="float">
            <text:p>0.9917355372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7603305785124" calcext:value-type="float">
            <text:p>0.98760330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3112947658402" calcext:value-type="float">
            <text:p>0.9931129477</text:p>
          </table:table-cell>
          <table:table-cell table:number-columns-repeated="2" office:value-type="float" office:value="0.991735537190083" calcext:value-type="float">
            <text:p>0.9917355372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8980716253444" calcext:value-type="float">
            <text:p>0.98898071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4490358126722" calcext:value-type="float">
            <text:p>0.9944903581</text:p>
          </table:table-cell>
          <table:table-cell table:number-columns-repeated="2" office:value-type="float" office:value="0.993112947658402" calcext:value-type="float">
            <text:p>0.9931129477</text:p>
          </table:table-cell>
          <table:table-cell office:value-type="float" office:value="0.984848484848485" calcext:value-type="float">
            <text:p>0.9848484848</text:p>
          </table:table-cell>
          <table:table-cell office:value-type="float" office:value="0.976584022038568" calcext:value-type="float">
            <text:p>0.9765840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7245179063361" calcext:value-type="float">
            <text:p>0.9972451791</text:p>
          </table:table-cell>
          <table:table-cell office:value-type="float" office:value="0.994490358126722" calcext:value-type="float">
            <text:p>0.9944903581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91735537190083" calcext:value-type="float">
            <text:p>0.9917355372</text:p>
          </table:table-cell>
          <table:table-cell office:value-type="float" office:value="0.987603305785124" calcext:value-type="float">
            <text:p>0.98760330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5867768595041" calcext:value-type="float">
            <text:p>0.9958677686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7603305785124" calcext:value-type="float">
            <text:p>0.9876033058</text:p>
          </table:table-cell>
          <table:table-cell office:value-type="float" office:value="0.983471074380165" calcext:value-type="float">
            <text:p>0.9834710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4490358126722" calcext:value-type="float">
            <text:p>0.9944903581</text:p>
          </table:table-cell>
          <table:table-cell table:number-columns-repeated="3"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862258953168" calcext:value-type="float">
            <text:p>0.9986225895</text:p>
          </table:table-cell>
          <table:table-cell table:number-columns-repeated="2" office:value-type="float" office:value="0.997245179063361" calcext:value-type="float">
            <text:p>0.9972451791</text:p>
          </table:table-cell>
          <table:table-cell table:number-columns-repeated="2" office:value-type="float" office:value="0.993112947658402" calcext:value-type="float">
            <text:p>0.9931129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7603305785124" calcext:value-type="float">
            <text:p>0.9876033058</text:p>
          </table:table-cell>
          <table:table-cell office:value-type="float" office:value="0.986225895316804" calcext:value-type="float">
            <text:p>0.9862258953</text:p>
          </table:table-cell>
          <table:table-cell office:value-type="float" office:value="0.982093663911846" calcext:value-type="float">
            <text:p>0.98209366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862258953168" calcext:value-type="float">
            <text:p>0.9986225895</text:p>
          </table:table-cell>
          <table:table-cell office:value-type="float" office:value="0.995867768595041" calcext:value-type="float">
            <text:p>0.9958677686</text:p>
          </table:table-cell>
          <table:table-cell office:value-type="float" office:value="0.994490358126722" calcext:value-type="float">
            <text:p>0.9944903581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87603305785124" calcext:value-type="float">
            <text:p>0.98760330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862258953168" calcext:value-type="float">
            <text:p>0.9986225895</text:p>
          </table:table-cell>
          <table:table-cell table:number-columns-repeated="2"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0716253443526" calcext:value-type="float">
            <text:p>0.98071625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994490358126722" calcext:value-type="float">
            <text:p>0.9944903581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  <table:table-cell office:value-type="float" office:value="0.984848484848485" calcext:value-type="float">
            <text:p>0.98484848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995867768595041" calcext:value-type="float">
            <text:p>0.9958677686</text:p>
          </table:table-cell>
          <table:table-cell table:number-columns-repeated="2" office:value-type="float" office:value="0.988980716253444" calcext:value-type="float">
            <text:p>0.9889807163</text:p>
          </table:table-cell>
          <table:table-cell office:value-type="float" office:value="0.984848484848485" calcext:value-type="float">
            <text:p>0.98484848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7245179063361" calcext:value-type="float">
            <text:p>0.9972451791</text:p>
          </table:table-cell>
          <table:table-cell office:value-type="float" office:value="0.995867768595041" calcext:value-type="float">
            <text:p>0.9958677686</text:p>
          </table:table-cell>
          <table:table-cell office:value-type="float" office:value="0.991735537190083" calcext:value-type="float">
            <text:p>0.9917355372</text:p>
          </table:table-cell>
          <table:table-cell office:value-type="float" office:value="0.984848484848485" calcext:value-type="float">
            <text:p>0.9848484848</text:p>
          </table:table-cell>
          <table:table-cell office:value-type="float" office:value="0.977961432506887" calcext:value-type="float">
            <text:p>0.97796143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4490358126722" calcext:value-type="float">
            <text:p>0.9944903581</text:p>
          </table:table-cell>
          <table:table-cell table:number-columns-repeated="2" office:value-type="float" office:value="0.991735537190083" calcext:value-type="float">
            <text:p>0.9917355372</text:p>
          </table:table-cell>
          <table:table-cell table:number-columns-repeated="2" office:value-type="float" office:value="0.986225895316804" calcext:value-type="float">
            <text:p>0.98622589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3112947658402" calcext:value-type="float">
            <text:p>0.9931129477</text:p>
          </table:table-cell>
          <table:table-cell office:value-type="float" office:value="0.990358126721763" calcext:value-type="float">
            <text:p>0.9903581267</text:p>
          </table:table-cell>
          <table:table-cell table:number-columns-repeated="2" office:value-type="float" office:value="0.986225895316804" calcext:value-type="float">
            <text:p>0.9862258953</text:p>
          </table:table-cell>
          <table:table-cell office:value-type="float" office:value="0.982093663911846" calcext:value-type="float">
            <text:p>0.98209366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9862258953168" calcext:value-type="float">
            <text:p>0.9986225895</text:p>
          </table:table-cell>
          <table:table-cell office:value-type="float" office:value="0.997245179063361" calcext:value-type="float">
            <text:p>0.9972451791</text:p>
          </table:table-cell>
          <table:table-cell office:value-type="float" office:value="0.995867768595041" calcext:value-type="float">
            <text:p>0.9958677686</text:p>
          </table:table-cell>
          <table:table-cell office:value-type="float" office:value="0.991735537190083" calcext:value-type="float">
            <text:p>0.99173553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99862258953168" calcext:value-type="float">
            <text:p>0.9986225895</text:p>
          </table:table-cell>
          <table:table-cell office:value-type="float" office:value="0.997245179063361" calcext:value-type="float">
            <text:p>0.9972451791</text:p>
          </table:table-cell>
          <table:table-cell table:number-columns-repeated="2" office:value-type="float" office:value="0.995867768595041" calcext:value-type="float">
            <text:p>0.9958677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09:47:43.327265481</dc:date>
    <meta:editing-duration>PT21S</meta:editing-duration>
    <meta:editing-cycles>1</meta:editing-cycles>
    <meta:document-statistic meta:table-count="1" meta:cell-count="16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2.726cm" svg:y="3.195cm" style:legend-expansion="high" chart:style-name="ch2"/>
        <chart:plot-area chart:style-name="ch3" table:cell-range-address="results.A1:results.F28" chart:data-source-has-labels="row" svg:x="0.32cm" svg:y="0.18cm" svg:width="12.086cm" svg:height="8.646cm">
          <chartooo:coordinate-region svg:x="1.476cm" svg:y="0.382cm" svg:width="10.727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28" chart:label-cell-address="results.B1:results.B1" chart:class="chart:scatter">
            <chart:domain table:cell-range-address="results.A2:results.A28"/>
            <chart:data-point chart:repeated="27"/>
          </chart:series>
          <chart:series chart:style-name="ch7" chart:values-cell-range-address="results.C2:results.C28" chart:label-cell-address="results.C1:results.C1" chart:class="chart:scatter">
            <chart:data-point chart:repeated="27"/>
          </chart:series>
          <chart:series chart:style-name="ch8" chart:values-cell-range-address="results.D2:results.D28" chart:label-cell-address="results.D1:results.D1" chart:class="chart:scatter">
            <chart:data-point chart:repeated="27"/>
          </chart:series>
          <chart:series chart:style-name="ch9" chart:values-cell-range-address="results.E2:results.E28" chart:label-cell-address="results.E1:results.E1" chart:class="chart:scatter">
            <chart:data-point chart:repeated="27"/>
          </chart:series>
          <chart:series chart:style-name="ch10" chart:values-cell-range-address="results.F2:results.F28" chart:label-cell-address="results.F1:results.F1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28</svg:desc>
                </draw:g>
              </table:table-cell>
              <table:table-cell office:value-type="float" office:value="0.993112947658402">
                <text:p>0.993112947658402</text:p>
                <draw:g>
                  <svg:desc>results.B2:results.B28</svg:desc>
                </draw:g>
              </table:table-cell>
              <table:table-cell office:value-type="float" office:value="0.987603305785124">
                <text:p>0.987603305785124</text:p>
                <draw:g>
                  <svg:desc>results.C2:results.C28</svg:desc>
                </draw:g>
              </table:table-cell>
              <table:table-cell office:value-type="float" office:value="0.987603305785124">
                <text:p>0.987603305785124</text:p>
                <draw:g>
                  <svg:desc>results.D2:results.D28</svg:desc>
                </draw:g>
              </table:table-cell>
              <table:table-cell office:value-type="float" office:value="0.986225895316804">
                <text:p>0.986225895316804</text:p>
                <draw:g>
                  <svg:desc>results.E2:results.E28</svg:desc>
                </draw:g>
              </table:table-cell>
              <table:table-cell office:value-type="float" office:value="0.986225895316804">
                <text:p>0.986225895316804</text:p>
                <draw:g>
                  <svg:desc>results.F2:results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87603305785124">
                <text:p>0.987603305785124</text:p>
              </table:table-cell>
              <table:table-cell office:value-type="float" office:value="0.982093663911846">
                <text:p>0.982093663911846</text:p>
              </table:table-cell>
              <table:table-cell office:value-type="float" office:value="0.979338842975207">
                <text:p>0.979338842975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87603305785124">
                <text:p>0.987603305785124</text:p>
              </table:table-cell>
              <table:table-cell office:value-type="float" office:value="0.986225895316804">
                <text:p>0.986225895316804</text:p>
              </table:table-cell>
              <table:table-cell office:value-type="float" office:value="0.980716253443526">
                <text:p>0.980716253443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1735537190083">
                <text:p>0.991735537190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4490358126722">
                <text:p>0.9944903581267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7245179063361">
                <text:p>0.997245179063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7245179063361">
                <text:p>0.997245179063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8980716253444">
                <text:p>0.98898071625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2093663911846">
                <text:p>0.982093663911846</text:p>
              </table:table-cell>
              <table:table-cell office:value-type="float" office:value="0.980716253443526">
                <text:p>0.980716253443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7603305785124">
                <text:p>0.987603305785124</text:p>
              </table:table-cell>
              <table:table-cell office:value-type="float" office:value="0.984848484848485">
                <text:p>0.9848484848484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7603305785124">
                <text:p>0.987603305785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8980716253444">
                <text:p>0.988980716253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84848484848485">
                <text:p>0.984848484848485</text:p>
              </table:table-cell>
              <table:table-cell office:value-type="float" office:value="0.976584022038568">
                <text:p>0.9765840220385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87603305785124">
                <text:p>0.987603305785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7603305785124">
                <text:p>0.987603305785124</text:p>
              </table:table-cell>
              <table:table-cell office:value-type="float" office:value="0.983471074380165">
                <text:p>0.983471074380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3112947658402">
                <text:p>0.9931129476584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7603305785124">
                <text:p>0.987603305785124</text:p>
              </table:table-cell>
              <table:table-cell office:value-type="float" office:value="0.986225895316804">
                <text:p>0.986225895316804</text:p>
              </table:table-cell>
              <table:table-cell office:value-type="float" office:value="0.982093663911846">
                <text:p>0.982093663911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87603305785124">
                <text:p>0.987603305785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0716253443526">
                <text:p>0.980716253443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4848484848485">
                <text:p>0.9848484848484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88980716253444">
                <text:p>0.988980716253444</text:p>
              </table:table-cell>
              <table:table-cell office:value-type="float" office:value="0.988980716253444">
                <text:p>0.988980716253444</text:p>
              </table:table-cell>
              <table:table-cell office:value-type="float" office:value="0.984848484848485">
                <text:p>0.984848484848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84848484848485">
                <text:p>0.984848484848485</text:p>
              </table:table-cell>
              <table:table-cell office:value-type="float" office:value="0.977961432506887">
                <text:p>0.977961432506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94490358126722">
                <text:p>0.994490358126722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91735537190083">
                <text:p>0.991735537190083</text:p>
              </table:table-cell>
              <table:table-cell office:value-type="float" office:value="0.986225895316804">
                <text:p>0.986225895316804</text:p>
              </table:table-cell>
              <table:table-cell office:value-type="float" office:value="0.986225895316804">
                <text:p>0.9862258953168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93112947658402">
                <text:p>0.993112947658402</text:p>
              </table:table-cell>
              <table:table-cell office:value-type="float" office:value="0.990358126721763">
                <text:p>0.990358126721763</text:p>
              </table:table-cell>
              <table:table-cell office:value-type="float" office:value="0.986225895316804">
                <text:p>0.986225895316804</text:p>
              </table:table-cell>
              <table:table-cell office:value-type="float" office:value="0.986225895316804">
                <text:p>0.986225895316804</text:p>
              </table:table-cell>
              <table:table-cell office:value-type="float" office:value="0.982093663911846">
                <text:p>0.982093663911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1735537190083">
                <text:p>0.991735537190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862258953168">
                <text:p>0.99862258953168</text:p>
              </table:table-cell>
              <table:table-cell office:value-type="float" office:value="0.997245179063361">
                <text:p>0.997245179063361</text:p>
              </table:table-cell>
              <table:table-cell office:value-type="float" office:value="0.995867768595041">
                <text:p>0.995867768595041</text:p>
              </table:table-cell>
              <table:table-cell office:value-type="float" office:value="0.995867768595041">
                <text:p>0.995867768595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